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c8d02" officeooo:paragraph-rsid="001c8d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爬虫心得:</text:p>
      <text:p text:style-name="P1">最近写了一些抓取简单静态网页相关信息的python源程序,其中用到的信息有:</text:p>
      <text:p text:style-name="P1">1.获取源码的框架:urllib2</text:p>
      <text:p text:style-name="P1">2.突破防止爬取的网页:headers = {'User-Agent':'Mozilla/5.0 (Windows; U; Windows NT 6.1; en-US; rv:1.9.1.6) Gecko/20091201 Firefox/3.5.6'}</text:p>
      <text:p text:style-name="P1">req = urllib2.Request(url, headers=headers)</text:p>
      <text:p text:style-name="P1">3.正则表达式:匹配除换行外文字:(.+?) <text:s text:c="5"/>匹配非空任意文字(\S*?) <text:s text:c="3"/>匹配任意空字符如换行和空格\s*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2T21:20:29.433858396</meta:creation-date>
    <dc:date>2015-01-12T21:27:19.468777987</dc:date>
    <meta:editing-duration>P0D</meta:editing-duration>
    <meta:editing-cycles>1</meta:editing-cycles>
    <meta:document-statistic meta:table-count="0" meta:image-count="0" meta:object-count="0" meta:page-count="1" meta:paragraph-count="6" meta:word-count="112" meta:character-count="293" meta:non-whitespace-character-count="269"/>
    <meta:generator>LibreOffice/4.2.3.3$Linux_X86_64 LibreOffice_project/420m0$Build-3</meta:generator>
  </office:meta>
</office:document-meta>
</file>